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0pt" fo:font-weight="bold" style:font-size-asian="10pt" style:font-weight-asian="bold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5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Times New Roman" fo:font-size="10pt" style:font-size-asian="10pt" style:font-size-complex="10pt"/>
    </style:style>
    <style:style style:name="P6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Times New Roman" fo:font-size="10pt" style:font-size-asian="10pt" style:font-size-complex="10pt"/>
    </style:style>
    <style:style style:name="P7" style:family="paragraph" style:parent-style-name="Text_20_body">
      <style:text-properties style:font-name="Times New Roman" fo:font-size="10pt" style:font-size-asian="10pt" style:font-size-complex="10pt"/>
    </style:style>
    <style:style style:name="P8" style:family="paragraph" style:parent-style-name="Header">
      <style:paragraph-properties fo:text-align="center" style:justify-single-word="false">
        <style:tab-stops/>
      </style:paragraph-properties>
      <style:text-properties style:font-name="Times New Roman" fo:font-size="10pt" style:font-size-asian="10pt" style:font-size-complex="10pt"/>
    </style:style>
    <style:style style:name="P9" style:family="paragraph" style:parent-style-name="Tópico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10" style:family="paragraph" style:parent-style-name="Tópico">
      <style:paragraph-properties fo:text-align="justify" style:justify-single-word="false"/>
      <style:text-properties style:font-name="Times New Roman" fo:font-size="10pt" fo:font-weight="normal" style:font-size-asian="10pt" style:font-weight-asian="normal" style:font-size-complex="10pt"/>
    </style:style>
    <style:style style:name="P11" style:family="paragraph" style:parent-style-name="Recuo_20_de_20_corpo_20_de_20_texto_20_2">
      <style:text-properties style:font-name="Times New Roman" fo:font-size="10pt" style:font-size-asian="10pt" style:font-size-complex="10pt"/>
    </style:style>
    <style:style style:name="P12" style:family="paragraph" style:parent-style-name="Recuo_20_de_20_corpo_20_de_20_texto_20_3">
      <style:text-properties style:font-name="Times New Roman" fo:font-size="10pt" style:font-size-asian="10pt" style:font-size-complex="10pt"/>
    </style:style>
    <style:style style:name="P13" style:family="paragraph" style:parent-style-name="Recuo_20_de_20_corpo_20_de_20_texto_20_3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14" style:family="paragraph" style:parent-style-name="Recuo_20_de_20_corpo_20_de_20_texto_20_3">
      <style:paragraph-properties fo:margin-left="1.251cm" fo:margin-right="0cm" fo:text-indent="0cm" style:auto-text-indent="fals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16" style:family="paragraph" style:parent-style-name="Standard" style:list-style-name="WW8Num24">
      <style:paragraph-properties fo:margin-left="1.27cm" fo:margin-right="0cm" fo:text-align="justify" style:justify-single-word="false" fo:text-indent="-0.635cm" style:auto-text-indent="false"/>
      <style:text-properties style:font-name="Times New Roman" fo:font-size="10pt" fo:language="en" fo:country="US" officeooo:rsid="0019d980" officeooo:paragraph-rsid="0019d980" style:font-size-asian="10pt" style:font-size-complex="10pt"/>
    </style:style>
    <style:style style:name="P17" style:family="paragraph" style:parent-style-name="Standard" style:list-style-name="WW8Num24">
      <style:paragraph-properties fo:margin-left="1.27cm" fo:margin-right="0cm" fo:text-align="justify" style:justify-single-word="false" fo:text-indent="-0.635cm" style:auto-text-indent="false"/>
      <style:text-properties style:font-name="Times New Roman" fo:font-size="10pt" style:font-size-asian="10pt" style:font-size-complex="10pt"/>
    </style:style>
    <style:style style:name="P18" style:family="paragraph" style:parent-style-name="Standard" style:list-style-name="WW8Num7">
      <style:paragraph-properties fo:margin-left="1.27cm" fo:margin-right="0cm" fo:text-align="justify" style:justify-single-word="false" fo:text-indent="-0.635cm" style:auto-text-indent="false"/>
      <style:text-properties style:font-name="Times New Roman" fo:font-size="10pt" style:font-size-asian="10pt" style:font-size-complex="10pt"/>
    </style:style>
    <style:style style:name="P19" style:family="paragraph" style:parent-style-name="Standard" style:list-style-name="WW8Num12">
      <style:paragraph-properties fo:margin-left="1.27cm" fo:margin-right="0cm" fo:text-align="justify" style:justify-single-word="false" fo:text-indent="-0.635cm" style:auto-text-indent="false"/>
      <style:text-properties style:font-name="Times New Roman" fo:font-size="10pt" style:font-size-asian="10pt" style:font-size-complex="10pt"/>
    </style:style>
    <style:style style:name="P20" style:family="paragraph" style:parent-style-name="Standard" style:list-style-name="WW8Num18">
      <style:paragraph-properties fo:margin-left="1.27cm" fo:margin-right="0cm" fo:text-align="justify" style:justify-single-word="false" fo:text-indent="-0.635cm" style:auto-text-indent="false"/>
      <style:text-properties style:font-name="Times New Roman" fo:font-size="10pt" style:font-size-asian="10pt" style:font-size-complex="10pt"/>
    </style:style>
    <style:style style:name="P21" style:family="paragraph" style:parent-style-name="Standard" style:list-style-name="WW8Num16">
      <style:paragraph-properties fo:margin-left="1.27cm" fo:margin-right="0cm" fo:text-align="justify" style:justify-single-word="false" fo:text-indent="-0.635cm" style:auto-text-indent="false"/>
      <style:text-properties style:font-name="Times New Roman" fo:font-size="10pt" style:font-size-asian="10pt" style:font-size-complex="10pt"/>
    </style:style>
    <style:style style:name="P22" style:family="paragraph" style:parent-style-name="Standard" style:list-style-name="WW8Num6">
      <style:paragraph-properties fo:margin-left="2.519cm" fo:margin-right="0cm" fo:text-align="justify" style:justify-single-word="false" fo:text-indent="-0.635cm" style:auto-text-indent="false"/>
      <style:text-properties style:font-name="Times New Roman" fo:font-size="10pt" style:font-size-asian="10pt" style:font-size-complex="10pt"/>
    </style:style>
    <style:style style:name="P23" style:family="paragraph" style:parent-style-name="Standard" style:list-style-name="WW8Num14">
      <style:paragraph-properties fo:margin-left="2.519cm" fo:margin-right="0cm" fo:text-align="justify" style:justify-single-word="false" fo:text-indent="-0.635cm" style:auto-text-indent="false"/>
      <style:text-properties style:font-name="Times New Roman" fo:font-size="10pt" style:font-size-asian="10pt" style:font-size-complex="10pt"/>
    </style:style>
    <style:style style:name="P24" style:family="paragraph" style:parent-style-name="Standard" style:list-style-name="WW8Num6">
      <style:paragraph-properties fo:margin-left="3.789cm" fo:margin-right="0cm" fo:text-align="justify" style:justify-single-word="false" fo:text-indent="-0.635cm" style:auto-text-indent="false"/>
      <style:text-properties style:font-name="Times New Roman" fo:font-size="10pt" style:font-size-asian="10pt" style:font-size-complex="10pt"/>
    </style:style>
    <style:style style:name="P25" style:family="paragraph" style:parent-style-name="Heading_20_3" style:master-page-name="Standard">
      <style:paragraph-properties style:page-number="auto"/>
      <style:text-properties style:font-name="Times New Roman" fo:font-size="10pt" style:font-size-asian="10pt" style:font-size-complex="10pt"/>
    </style:style>
    <style:style style:name="P26" style:family="paragraph" style:parent-style-name="Text_20_body" style:list-style-name="WW8Num13">
      <style:paragraph-properties fo:margin-left="1.27cm" fo:margin-right="0cm" fo:text-indent="-0.635cm" style:auto-text-indent="false"/>
      <style:text-properties style:font-name="Times New Roman" fo:font-size="10pt" style:font-size-asian="10pt" style:font-size-complex="10pt"/>
    </style:style>
    <style:style style:name="P27" style:family="paragraph" style:parent-style-name="Heading_20_5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28" style:family="paragraph" style:parent-style-name="Heading_20_5">
      <style:paragraph-properties fo:text-align="justify" style:justify-single-wor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29" style:family="paragraph" style:parent-style-name="Tópico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30" style:family="paragraph" style:parent-style-name="Recuo_20_de_20_corpo_20_de_20_texto_20_3" style:list-style-name="WW8Num19">
      <style:paragraph-properties fo:margin-left="2.521cm" fo:margin-right="0cm" fo:text-indent="-0.635cm" style:auto-text-indent="false"/>
      <style:text-properties style:font-name="Times New Roman" fo:font-size="10pt" style:font-size-asian="10pt" style:font-size-complex="10pt"/>
    </style:style>
    <style:style style:name="P31" style:family="paragraph" style:parent-style-name="Recuo_20_de_20_corpo_20_de_20_texto_20_3" style:list-style-name="WW8Num33">
      <style:paragraph-properties fo:margin-left="2.521cm" fo:margin-right="0cm" fo:text-indent="-0.635cm" style:auto-text-indent="false"/>
      <style:text-properties style:font-name="Times New Roman" fo:font-size="10pt" style:font-size-asian="10pt" style:font-size-complex="10pt"/>
    </style:style>
    <style:style style:name="P32" style:family="paragraph" style:parent-style-name="Recuo_20_de_20_corpo_20_de_20_texto_20_3" style:list-style-name="WW8Num15">
      <style:paragraph-properties fo:margin-left="2.521cm" fo:margin-right="0cm" fo:text-indent="-0.635cm" style:auto-text-indent="false"/>
      <style:text-properties style:font-name="Times New Roman" fo:font-size="10pt" style:font-size-asian="10pt" style:font-size-complex="1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9d98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9ed7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3"/>
      <text:p text:style-name="P1"/>
      <text:p text:style-name="P8"/>
      <text:p text:style-name="P9">Título do Trabalho</text:p>
      <text:p text:style-name="P5"/>
      <text:p text:style-name="P5">Jornal Eletrônico</text:p>
      <text:p text:style-name="P4"/>
      <text:p text:style-name="P9">Objetivos do trabalho</text:p>
      <text:p text:style-name="P4"/>
      <text:p text:style-name="P4">Demonstrar habilidade para desenvolvimento de aplicação Web utilizando:</text:p>
      <text:list xml:id="list4530020296217567786" text:style-name="WW8Num24">
        <text:list-item>
          <text:p text:style-name="P16">Spring framework</text:p>
        </text:list-item>
        <text:list-item>
          <text:p text:style-name="P17">Tomcat Servlet Container</text:p>
        </text:list-item>
        <text:list-item>
          <text:p text:style-name="P17">Gerenciamento de sessões</text:p>
        </text:list-item>
        <text:list-item>
          <text:p text:style-name="P17">Acesso ao SGBD PostGreSQL/MySQL via J<text:span text:style-name="T2">PA com HIBERNATE 3.0</text:span></text:p>
        </text:list-item>
      </text:list>
      <text:p text:style-name="P4"/>
      <text:p text:style-name="P4">Demonstrar conhecimento dos seguintes aspectos de programação:</text:p>
      <text:list xml:id="list4617200168362682004" text:style-name="WW8Num7">
        <text:list-item>
          <text:p text:style-name="P18">Linguagem Java</text:p>
        </text:list-item>
        <text:list-item>
          <text:p text:style-name="P18">Uso adequado de OO</text:p>
        </text:list-item>
      </text:list>
      <text:p text:style-name="P6"/>
      <text:p text:style-name="P5"/>
      <text:p text:style-name="P9">Trabalho proposto</text:p>
      <text:p text:style-name="P4"/>
      <text:p text:style-name="P5">Escreva uma aplicação Web para controle de um jornal eletrônico. O sistema deverá permitir três tipos de usuários: jornalista, leitor e editor. O sistema deve exigir que cada um desses tipos de usuário entre no sistema a partir de um login e uma senha usando criptografia da senha. </text:p>
      <text:p text:style-name="P5">Sem estar logado, os usuários terão acessa apenas às funcionalidades básicas. Essas funcionalidades são:</text:p>
      <text:p text:style-name="P5"/>
      <text:list xml:id="list8282339088859387518" text:style-name="WW8Num12">
        <text:list-item>
          <text:p text:style-name="P19">Visualizar manchetes de noticias por seção</text:p>
        </text:list-item>
        <text:list-item>
          <text:p text:style-name="P19">Ler noticia</text:p>
        </text:list-item>
        <text:list-item>
          <text:p text:style-name="P19">Visualizar classificados</text:p>
        </text:list-item>
      </text:list>
      <text:p text:style-name="P5"/>
      <text:p text:style-name="P5">Além disso, ao logar, cada uma desses usuários terá acesso a funções específicas para o tipo de usuário. Cada usuário só terá autorização para utilizar apenas as funcionalidades da aplicação relacionas ao seu papel. As funcionalidades associadas aos três tipos de usuário são listadas abaixo:</text:p>
      <text:p text:style-name="P4"/>
      <text:p text:style-name="P4">Jornalista:</text:p>
      <text:list xml:id="list5016163211187168146" text:style-name="WW8Num18">
        <text:list-item>
          <text:p text:style-name="P20">Cadastrar noticia</text:p>
        </text:list-item>
      </text:list>
      <text:list xml:id="list143735039825298" text:continue-list="list8282339088859387518" text:style-name="WW8Num12">
        <text:list-item>
          <text:p text:style-name="P19">Apagar Noticia</text:p>
        </text:list-item>
      </text:list>
      <text:p text:style-name="P4"/>
      <text:p text:style-name="P4">Leitor:</text:p>
      <text:list xml:id="list143735568572650" text:continue-numbering="true" text:style-name="WW8Num12">
        <text:list-item>
          <text:p text:style-name="P19">Cadastrar-se</text:p>
        </text:list-item>
        <text:list-item>
          <text:p text:style-name="P19">Inserir comentário de notícia</text:p>
        </text:list-item>
        <text:list-item>
          <text:p text:style-name="P19">Inserir oferta de compra</text:p>
        </text:list-item>
      </text:list>
      <text:p text:style-name="P7">Editor:</text:p>
      <text:list xml:id="list2952272689913723896" text:style-name="WW8Num13">
        <text:list-item>
          <text:p text:style-name="P26">Cadastrar jornalista</text:p>
        </text:list-item>
        <text:list-item>
          <text:p text:style-name="P26">Cadastrar classificado</text:p>
        </text:list-item>
        <text:list-item>
          <text:p text:style-name="P26">Cadastrar seção</text:p>
        </text:list-item>
        <text:list-item>
          <text:p text:style-name="P26">Apagar Noticia</text:p>
        </text:list-item>
      </text:list>
      <text:p text:style-name="P4"/>
      <text:p text:style-name="P4"/>
      <text:p text:style-name="P4"/>
      <text:p text:style-name="P4"/>
      <text:h text:style-name="P27" text:outline-level="5">Visualizar manchetes de noticias por seção (Todos)</text:h>
      <text:p text:style-name="P5">Todos os usuários terão a opção de navegar pela noticias do jornal. Logo ao entrar no sistema devem ser visualizadas as seções disponíveis no Jornal. O usuário poderá selecionar uma das seções para que o sistema mostre as manchetes das notícias vinculadas à seção.</text:p>
      <text:p text:style-name="P5">Ao serem listadas as notícias para o usuário devem ser mostrados:</text:p>
      <text:list xml:id="list4021676150325683856" text:style-name="WW8Num6">
        <text:list-item>
          <text:p text:style-name="P22">Título da notícia (em letras grandes)</text:p>
        </text:list-item>
        <text:list-item>
          <text:p text:style-name="P22">Subtítulo da notícia (em letras menores, logo abaixo do Título)</text:p>
        </text:list-item>
      </text:list>
      <text:p text:style-name="P4"/>
      <text:h text:style-name="P27" text:outline-level="5"><text:soft-page-break/>Ler notícia (Todos)</text:h>
      <text:p text:style-name="P5">Todos os usuários terão a opção de ler as noticias do jornal. Ao navegar pelas manchetes do jornal o usuário poderá selecionar uma notícia para leitura. A notícia selecionada deverá ser apresentada com seus dados nessa ordem:</text:p>
      <text:list xml:id="list143733802519029" text:continue-numbering="true" text:style-name="WW8Num6">
        <text:list-item>
          <text:p text:style-name="P22">Seção</text:p>
        </text:list-item>
        <text:list-item>
          <text:p text:style-name="P22">Data da notícia</text:p>
        </text:list-item>
        <text:list-item>
          <text:p text:style-name="P22">Título da notícia (em letras grandes)</text:p>
        </text:list-item>
        <text:list-item>
          <text:p text:style-name="P22">Subtítulo da notícia (em letras menores, logo abaixo do Título)</text:p>
        </text:list-item>
        <text:list-item>
          <text:p text:style-name="P22">Nome do jornalista autor</text:p>
        </text:list-item>
        <text:list-item>
          <text:p text:style-name="P22">Texto da notícia</text:p>
        </text:list-item>
        <text:list-item>
          <text:p text:style-name="P22">Lista de todos os comentários na ordem que foram inseridos contendo:</text:p>
          <text:list>
            <text:list-item>
              <text:p text:style-name="P24">Nome do leitor autor do comentário</text:p>
            </text:list-item>
            <text:list-item>
              <text:p text:style-name="P24">Texto do comentário</text:p>
            </text:list-item>
          </text:list>
        </text:list-item>
      </text:list>
      <text:p text:style-name="P5"/>
      <text:h text:style-name="P27" text:outline-level="5">Cadastrar notícia (Jornalista)</text:h>
      <text:p text:style-name="P5">O jornalista poderá cadastrar novas notícias para que sejam mostradas no jornal. Ao cadastrar uma notícia devem ser informados os seguintes dados:</text:p>
      <text:list xml:id="list143734416137553" text:continue-numbering="true" text:style-name="WW8Num6">
        <text:list-item>
          <text:p text:style-name="P22">Seção (selecionada a partir da uma lista de seções cadastradas no sistema)</text:p>
        </text:list-item>
        <text:list-item>
          <text:p text:style-name="P22">Data da notícia</text:p>
        </text:list-item>
        <text:list-item>
          <text:p text:style-name="P22">Título da notícia (em letras grandes)</text:p>
        </text:list-item>
        <text:list-item>
          <text:p text:style-name="P22">Subtítulo da notícia (em letras menores, logo abaixo do Título)</text:p>
        </text:list-item>
      </text:list>
      <text:list xml:id="list7707514359157050277" text:style-name="WW8Num14">
        <text:list-item>
          <text:p text:style-name="P23">Texto da notícia</text:p>
        </text:list-item>
      </text:list>
      <text:p text:style-name="P11">Onde a seção da notícia é selecionada a partir da lista de seções cadastradas pelo Editor.</text:p>
      <text:p text:style-name="P12"/>
      <text:h text:style-name="P27" text:outline-level="5">Apagar notícia (Jornalista ou Editor)</text:h>
      <text:p text:style-name="P12">O Jornalista e o Editor terão a opção de apagar as notícias cadastradas. Para isso o sistema deverá apresentar para esses usuários a opção de apagar uma notícia quando ela estiver sendo lida. <text:s/>Ao selecionar a opção de apagar uma notícia, esta não será mais mostrada no jornal. </text:p>
      <text:p text:style-name="P12">Note ainda que o jornalista só poderá apagar suas próprias notícias enquanto o editor poderá apagar qualquer notícia do jornal.</text:p>
      <text:h text:style-name="P28" text:outline-level="5"/>
      <text:h text:style-name="P27" text:outline-level="5">Cadastrar-se (Leitor)</text:h>
      <text:p text:style-name="P12">O leitor do jornal terá a opção de se cadastrar no jornal para poder realizar operações referentes aos leitores cadastrados. Ao cadastrar-se o leitor deve informar:</text:p>
      <text:list xml:id="list8076398475517776375" text:style-name="WW8Num19">
        <text:list-item>
          <text:p text:style-name="P30">Nome completo</text:p>
        </text:list-item>
        <text:list-item>
          <text:p text:style-name="P30">Login</text:p>
        </text:list-item>
        <text:list-item>
          <text:p text:style-name="P30">Senha</text:p>
        </text:list-item>
        <text:list-item>
          <text:p text:style-name="P30">E-mail</text:p>
        </text:list-item>
      </text:list>
      <text:p text:style-name="P13">Após se cadastrar o leitor é retornado automaticamente para a tela de login onde poderá utilizar seus dados recém-cadastrados para logar na aplicação. Apenas o leitor logado terá a opção de comentar notícias ou inserir ofertas em classificados.</text:p>
      <text:h text:style-name="P27" text:outline-level="5"/>
      <text:h text:style-name="P27" text:outline-level="5">Inserir comentário de notícia (Leitor – logado apenas)</text:h>
      <text:p text:style-name="P12">O leitor cadastrado poderá inserir comentários a uma notícia do jornal. Para isso será apresentado em cada notícia que ele está lendo a opção de inserir comentário. Ao inserir um comentário o leitor deve informar:</text:p>
      <text:list xml:id="list7334320929001313563" text:style-name="WW8Num33">
        <text:list-item>
          <text:p text:style-name="P31">Texto do comentário</text:p>
        </text:list-item>
      </text:list>
      <text:p text:style-name="P12">O sistema deverá armazenar o comentário e passar a mostrar na lista de comentários sempre que alguém ler a notícia, informando o nome do leitor autor do comentário e o texto do comentário.</text:p>
      <text:h text:style-name="P27" text:outline-level="5">Cadastrar jornalista (Editor)</text:h>
      <text:p text:style-name="P12">O editor do jornal poderá cadastrar um novo jornalista no jornal. Ao cadastrar um jornalista o editor deve informar:</text:p>
      <text:list xml:id="list143735405153420" text:continue-numbering="true" text:style-name="WW8Num33">
        <text:list-item>
          <text:p text:style-name="P31">Nome do jornalista</text:p>
        </text:list-item>
        <text:list-item>
          <text:p text:style-name="P31">Login</text:p>
        </text:list-item>
        <text:list-item>
          <text:p text:style-name="P31">Senha</text:p>
        </text:list-item>
        <text:list-item>
          <text:p text:style-name="P31">E-mail</text:p>
        </text:list-item>
      </text:list>
      <text:p text:style-name="P14">O jornalista cadastrado poderá passar a logar no sistema e cadastrar novas notícias.</text:p>
      <text:h text:style-name="P27" text:outline-level="5"/>
      <text:h text:style-name="P27" text:outline-level="5">Cadastrar seção (Editor)</text:h>
      <text:p text:style-name="P12">O editor do jornal poderá cadastrar uma nova seção do jornal. Ao cadastrar uma seção o editor deve informar:</text:p>
      <text:list xml:id="list143735128527021" text:continue-numbering="true" text:style-name="WW8Num33">
        <text:list-item>
          <text:p text:style-name="P31">Título da seção</text:p>
        </text:list-item>
        <text:list-item>
          <text:p text:style-name="P31">Descrição da seção</text:p>
        </text:list-item>
      </text:list>
      <text:p text:style-name="P12"><text:soft-page-break/>Após cadastrar a seção os jornalistas poderão passar a criar notícias associadas a essa seção e os usuários do sistema poderão navegar pelas manchetes dessa seção.</text:p>
      <text:h text:style-name="P27" text:outline-level="5"/>
      <text:h text:style-name="P27" text:outline-level="5">Cadastrar classificado (Editor)</text:h>
      <text:p text:style-name="P12">O editor do jornal poderá cadastrar um anúncio classificado vendido pelo jornal. Ao cadastrar um classificado o editor deve informar:</text:p>
      <text:list xml:id="list143734671170866" text:continue-numbering="true" text:style-name="WW8Num33">
        <text:list-item>
          <text:p text:style-name="P31">Titulo do classificado</text:p>
        </text:list-item>
        <text:list-item>
          <text:p text:style-name="P31">Texto do classificado</text:p>
        </text:list-item>
        <text:list-item>
          <text:p text:style-name="P31">Preço inicial</text:p>
        </text:list-item>
        <text:list-item>
          <text:p text:style-name="P31">Telefone de contato</text:p>
        </text:list-item>
      </text:list>
      <text:p text:style-name="P14">Um classificado cadastrado passará ser visualizado por todos os usuários do jornal.</text:p>
      <text:h text:style-name="P27" text:outline-level="5"/>
      <text:h text:style-name="P27" text:outline-level="5">Visualizar classificados (Todos)</text:h>
      <text:p text:style-name="P12">Qualquer usuário poderá visualizar os classificados cadastrados no jornal. Todos os classificados do jornal devem ser listados, informando para cada classificado:</text:p>
      <text:list xml:id="list143734726078867" text:continue-numbering="true" text:style-name="WW8Num33">
        <text:list-item>
          <text:p text:style-name="P31">Titulo do classificado (em letras grandes)</text:p>
        </text:list-item>
        <text:list-item>
          <text:p text:style-name="P31">Texto do classificado (em letras menores)</text:p>
        </text:list-item>
        <text:list-item>
          <text:p text:style-name="P31">Preço inicial</text:p>
        </text:list-item>
      </text:list>
      <text:list xml:id="list5554015323394953029" text:style-name="WW8Num15">
        <text:list-item>
          <text:p text:style-name="P32">Telefone de contato</text:p>
        </text:list-item>
        <text:list-item>
          <text:p text:style-name="P32">Melhor oferta</text:p>
        </text:list-item>
        <text:list-item>
          <text:p text:style-name="P32">Data da melhor oferta</text:p>
        </text:list-item>
        <text:list-item>
          <text:p text:style-name="P32">Nome do autor da melhor oferta</text:p>
        </text:list-item>
      </text:list>
      <text:p text:style-name="P12">Onde a melhor oferta será o maior preço ofertado por um leitor pelo produto até o momento.</text:p>
      <text:p text:style-name="P12"/>
      <text:h text:style-name="P27" text:outline-level="5">Inserir oferta de compra (Leitor – logado apenas)</text:h>
      <text:p text:style-name="P12">O leitor cadastrado poderá inserir uma oferta de compra para um classificado do jornal. Para isso será apresentada em cada classificada a opção de inserir oferta (botão ou link). Ao inserir uma oferta o leitor deve informar:</text:p>
      <text:list xml:id="list143733837321906" text:continue-list="list143734726078867" text:style-name="WW8Num33">
        <text:list-item>
          <text:p text:style-name="P31">Valor da oferta</text:p>
        </text:list-item>
      </text:list>
      <text:p text:style-name="P12">Para aceitar a oferta o sistema deverá verificar se:</text:p>
      <text:list xml:id="list143734259542219" text:continue-numbering="true" text:style-name="WW8Num33">
        <text:list-item>
          <text:p text:style-name="P31">A oferta é maior que o preço inicial do classificado</text:p>
        </text:list-item>
        <text:list-item>
          <text:p text:style-name="P31">A oferta é maior do que a maior oferta até o momento</text:p>
        </text:list-item>
      </text:list>
      <text:p text:style-name="P12">Caso a oferta seja aceita, o sistema deverá passar a mostrar a oferta ao lado do classificado sempre que alguém visualizar os classificados, informando sempre o nome do autor da oferta, o valor da oferta e a data em que foi inserida.</text:p>
      <text:p text:style-name="P12"/>
      <text:h text:style-name="P27" text:outline-level="5">Cadastro de fotos </text:h>
      <text:p text:style-name="P12">Para deixar o Jornal mais completo, poderá ser implementada a funcionalidade de cadastrar fotos dos jornalistas e de notícias. Com isso o editor poderá fazer um upload da imagem do jornalista no seu cadastro e essa passar a ser mostrada cada vez que um usuário ler uma notícia do jornalista. De forma análoga, o jornalista poderá cadastrar uma foto quando cadastrar uma notícia e esta passará a ser mostrada sempre que a notícia for lida.</text:p>
      <text:h text:style-name="P27" text:outline-level="5"/>
      <text:h text:style-name="P27" text:outline-level="5">Persistência em BD</text:h>
      <text:p text:style-name="P2"/>
      <text:p text:style-name="P5">Todos os dados do sistema devem ser persistidos em uma base de dados do SGBD PostGreSQL/MySQL.</text:p>
      <text:p text:style-name="P4"/>
      <text:p text:style-name="P3">Equipe</text:p>
      <text:p text:style-name="P5">Formada por um único aluno.</text:p>
      <text:p text:style-name="P4"/>
      <text:p text:style-name="P9">Atraso</text:p>
      <text:p text:style-name="P9"><text:tab/><text:span text:style-name="T1">Os trabalhos só poderão ser entregues no dia da apresentação. Não serão aceitos trabalhos entregues em datas posteriores.</text:span></text:p>
      <text:p text:style-name="P9"/>
      <text:p text:style-name="P9">Avaliação do trabalho</text:p>
      <text:p text:style-name="P4"/>
      <text:p text:style-name="P4">Serão cobrados no trabalho:</text:p>
      <text:p text:style-name="P4"/>
      <text:p text:style-name="P4">Implementação:</text:p>
      <text:list xml:id="list8653772184687572148" text:style-name="WW8Num16">
        <text:list-item>
          <text:p text:style-name="P21">Funcionamento adequado segundo descrição do sistema</text:p>
        </text:list-item>
      </text:list>
      <text:list xml:id="list143734603490632" text:continue-list="list4530020296217567786" text:style-name="WW8Num24">
        <text:list-item>
          <text:p text:style-name="P17">Utilização correta <text:span text:style-name="T4">do Spring</text:span></text:p>
        </text:list-item>
        <text:list-item>
          <text:p text:style-name="P17">Utilização de sessões</text:p>
        </text:list-item>
        <text:list-item>
          <text:p text:style-name="P17">Acesso ao SGBD PostGreSQL/MySQL via JDBC</text:p>
        </text:list-item>
        <text:list-item>
          <text:p text:style-name="P17"><text:soft-page-break/>Utilização da <text:span text:style-name="T3">criptografia</text:span></text:p>
        </text:list-item>
      </text:list>
      <text:list xml:id="list143733599795700" text:continue-list="list8653772184687572148" text:style-name="WW8Num16">
        <text:list-item>
          <text:p text:style-name="P21">Utilização correta de orientação a objetos</text:p>
        </text:list-item>
        <text:list-item>
          <text:p text:style-name="P21">Clareza do código (boa estruturação, comentários...)</text:p>
          <text:p text:style-name="P21"/>
        </text:list-item>
      </text:list>
      <text:p text:style-name="P10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Bookman Old Style" fo:font-family="'Bookman Old Style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Questão" style:family="paragraph" style:parent-style-name="Standard" style:list-style-name="WW8Num3">
      <style:paragraph-properties fo:margin-top="0.212cm" fo:margin-bottom="0.212cm" style:contextual-spacing="false">
        <style:tab-stops>
          <style:tab-stop style:position="0.101cm"/>
        </style:tab-stops>
      </style:paragraph-properties>
      <style:text-properties style:font-name="Bookman Old Style" fo:font-family="'Bookman Old Style'" style:font-family-generic="roman" style:font-pitch="variable"/>
    </style:style>
    <style:style style:name="Pré-formatação_20_HTML" style:display-name="Pré-formatação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cm" fo:margin-right="0cm" fo:margin-top="0cm" fo:margin-bottom="0cm" style:contextual-spacing="false" fo:text-align="justify" style:justify-single-word="false" fo:text-indent="1cm" style:auto-text-indent="false"/>
    </style:style>
    <style:style style:name="Recuo_20_de_20_corpo_20_de_20_texto_20_2" style:display-name="Recuo de corpo de texto 2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</style:style>
    <style:style style:name="Tópico" style:family="paragraph" style:parent-style-name="Standard">
      <style:text-properties style:font-name="Century Gothic" fo:font-family="'Century Gothic'" style:font-family-generic="swiss" style:font-pitch="variable" fo:font-size="12pt" fo:font-weight="bold" style:font-size-asian="12pt" style:font-weight-asian="bold"/>
    </style:style>
    <style:style style:name="Recuo_20_de_20_corpo_20_de_20_texto_20_3" style:display-name="Recuo de corpo de texto 3" style:family="paragraph" style:parent-style-name="Standard">
      <style:paragraph-properties fo:margin-left="0cm" fo:margin-right="0cm" fo:margin-top="0cm" fo:margin-bottom="0cm" style:contextual-spacing="false" fo:text-indent="1.251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1z1" style:family="text">
      <style:text-properties style:font-name="Courier New" fo:font-family="'Courier New'" style:font-family-generic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6z1" style:family="text">
      <style:text-properties style:font-name="Courier New" fo:font-family="'Courier New'" style:font-family-generic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7z1" style:family="text">
      <style:text-properties style:font-name="Courier New" fo:font-family="'Courier New'" style:font-family-generic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8z1" style:family="text">
      <style:text-properties style:font-name="Courier New" fo:font-family="'Courier New'" style:font-family-generic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2z1" style:family="text">
      <style:text-properties style:font-name="Courier New" fo:font-family="'Courier New'" style:font-family-generic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" fo:font-family="'Courier New'" style:font-family-generic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Symbol" fo:font-family="Symbol" style:font-family-generic="roman" style:font-pitch="variable" style:font-charset="x-symbol"/>
    </style:style>
    <style:style style:name="WW8Num14z1" style:family="text">
      <style:text-properties style:font-name="Courier New" fo:font-family="'Courier New'" style:font-family-generic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17z0" style:family="text">
      <style:text-properties style:font-name="Symbol" fo:font-family="Symbol" style:font-family-generic="roman" style:font-pitch="variable" style:font-charset="x-symbol"/>
    </style:style>
    <style:style style:name="WW8Num17z1" style:family="text">
      <style:text-properties style:font-name="Courier New" fo:font-family="'Courier New'" style:font-family-generic="modern"/>
    </style:style>
    <style:style style:name="WW8Num17z2" style:family="text">
      <style:text-properties style:font-name="Wingdings" fo:font-family="Wingdings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" fo:font-family="'Courier New'" style:font-family-generic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19z1" style:family="text">
      <style:text-properties style:font-name="Courier New" fo:font-family="'Courier New'" style:font-family-generic="modern"/>
    </style:style>
    <style:style style:name="WW8Num19z2" style:family="text">
      <style:text-properties style:font-name="Wingdings" fo:font-family="Wingdings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z1" style:family="text">
      <style:text-properties style:font-name="Courier New" fo:font-family="'Courier New'" style:font-family-generic="modern" fo:font-size="10pt" style:font-size-asian="10pt"/>
    </style:style>
    <style:style style:name="WW8Num20z2" style:family="text">
      <style:text-properties style:font-name="Wingdings" fo:font-family="Wingdings" style:font-pitch="variable" style:font-charset="x-symbol" fo:font-size="10pt" style:font-size-asian="10pt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3z1" style:family="text">
      <style:text-properties style:font-name="Courier New" fo:font-family="'Courier New'" style:font-family-generic="modern"/>
    </style:style>
    <style:style style:name="WW8Num23z2" style:family="text">
      <style:text-properties style:font-name="Wingdings" fo:font-family="Wingdings" style:font-pitch="variable" style:font-charset="x-symbol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" fo:font-family="'Courier New'" style:font-family-generic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5z0" style:family="text">
      <style:text-properties style:font-name="Symbol" fo:font-family="Symbol" style:font-family-generic="roman" style:font-pitch="variable" style:font-charset="x-symbol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" fo:font-family="'Courier New'" style:font-family-generic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" fo:font-family="'Courier New'" style:font-family-generic="modern"/>
    </style:style>
    <style:style style:name="WW8Num28z2" style:family="text">
      <style:text-properties style:font-name="Wingdings" fo:font-family="Wingdings" style:font-pitch="variable" style:font-charset="x-symbol"/>
    </style:style>
    <style:style style:name="WW8Num29z0" style:family="text">
      <style:text-properties style:font-name="Symbol" fo:font-family="Symbol" style:font-family-generic="roman" style:font-pitch="variable" style:font-charset="x-symbol"/>
    </style:style>
    <style:style style:name="WW8Num29z1" style:family="text">
      <style:text-properties style:font-name="Courier New" fo:font-family="'Courier New'" style:font-family-generic="modern"/>
    </style:style>
    <style:style style:name="WW8Num29z2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Symbol" fo:font-family="Symbol" style:font-family-generic="roman" style:font-pitch="variable" style:font-charset="x-symbol"/>
    </style:style>
    <style:style style:name="WW8Num30z1" style:family="text">
      <style:text-properties style:font-name="Courier New" fo:font-family="'Courier New'" style:font-family-generic="modern"/>
    </style:style>
    <style:style style:name="WW8Num30z2" style:family="text">
      <style:text-properties style:font-name="Wingdings" fo:font-family="Wingdings" style:font-pitch="variable" style:font-charset="x-symbol"/>
    </style:style>
    <style:style style:name="WW8Num31z0" style:family="text">
      <style:text-properties style:font-name="Symbol" fo:font-family="Symbol" style:font-family-generic="roman" style:font-pitch="variable" style:font-charset="x-symbol"/>
    </style:style>
    <style:style style:name="WW8Num31z1" style:family="text">
      <style:text-properties style:font-name="Courier New" fo:font-family="'Courier New'" style:font-family-generic="modern"/>
    </style:style>
    <style:style style:name="WW8Num31z2" style:family="text">
      <style:text-properties style:font-name="Wingdings" fo:font-family="Wingdings" style:font-pitch="variable" style:font-charset="x-symbol"/>
    </style:style>
    <style:style style:name="WW8Num32z0" style:family="text">
      <style:text-properties style:font-name="Symbol" fo:font-family="Symbol" style:font-family-generic="roman" style:font-pitch="variable" style:font-charset="x-symbol"/>
    </style:style>
    <style:style style:name="WW8Num32z1" style:family="text">
      <style:text-properties style:font-name="Courier New" fo:font-family="'Courier New'" style:font-family-generic="modern"/>
    </style:style>
    <style:style style:name="WW8Num32z2" style:family="text">
      <style:text-properties style:font-name="Wingdings" fo:font-family="Wingdings" style:font-pitch="variable" style:font-charset="x-symbol"/>
    </style:style>
    <style:style style:name="WW8Num33z0" style:family="text">
      <style:text-properties style:font-name="Symbol" fo:font-family="Symbol" style:font-family-generic="roman" style:font-pitch="variable" style:font-charset="x-symbol"/>
    </style:style>
    <style:style style:name="WW8Num33z1" style:family="text">
      <style:text-properties style:font-name="Courier New" fo:font-family="'Courier New'" style:font-family-generic="modern"/>
    </style:style>
    <style:style style:name="WW8Num33z2" style:family="text">
      <style:text-properties style:font-name="Wingdings" fo:font-family="Wingdings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/>
    </style:style>
    <style:style style:name="WW8Num35z1" style:family="text">
      <style:text-properties style:font-name="Courier New" fo:font-family="'Courier New'" style:font-family-generic="modern"/>
    </style:style>
    <style:style style:name="WW8Num35z2" style:family="text">
      <style:text-properties style:font-name="Wingdings" fo:font-family="Wingdings" style:font-pitch="variable" style:font-charset="x-symbol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" fo:font-family="'Courier New'" style:font-family-generic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7z1" style:family="text">
      <style:text-properties style:font-name="Courier New" fo:font-family="'Courier New'" style:font-family-generic="modern" fo:font-size="10pt" style:font-size-asian="10pt"/>
    </style:style>
    <style:style style:name="WW8Num37z2" style:family="text">
      <style:text-properties style:font-name="Wingdings" fo:font-family="Wingdings" style:font-pitch="variable" style:font-charset="x-symbol" fo:font-size="10pt" style:font-size-asian="10pt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9z1" style:family="text">
      <style:text-properties style:font-name="Courier New" fo:font-family="'Courier New'" style:font-family-generic="modern" fo:font-size="10pt" style:font-size-asian="10pt"/>
    </style:style>
    <style:style style:name="WW8Num39z2" style:family="text">
      <style:text-properties style:font-name="Wingdings" fo:font-family="Wingdings" style:font-pitch="variable" style:font-charset="x-symbol" fo:font-size="10pt" style:font-size-asian="10pt"/>
    </style:style>
    <style:style style:name="Fonte_20_parág._20_padrão" style:display-name="Fonte parág. padrão" style:family="text"/>
    <style:style style:name="Strong_20_Emphasis" style:display-name="Strong Emphasis" style:family="text" style:parent-style-name="Fonte_20_parág._20_padrão">
      <style:text-properties fo:font-weight="bold" style:font-weight-asian="bold" style:font-weight-complex="bold"/>
    </style:style>
    <style:style style:name="Máquina_20_de_20_escrever_20_HTML" style:display-name="Máquina de escrever HTML" style:family="text" style:parent-style-name="Fonte_20_parág._20_padrão">
      <style:text-properties style:font-name="Arial Unicode MS" fo:font-family="'Arial Unicode MS'" style:font-family-generic="swiss" style:font-pitch="variable" fo:font-size="10pt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101cm" fo:margin-left="0.101cm"/>
        </style:list-level-properties>
      </text:list-level-style-number>
      <text:list-level-style-bullet text:level="2" text:style-name="WW8Num3z1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bullet text:level="4" text:style-name="WW8Num3z1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4z2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4z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1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6z0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1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6z0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1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4z1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1"/>
      </text:list-level-style-bullet>
      <text:list-level-style-bullet text:level="3" text:style-name="WW8Num14z2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4z1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1"/>
      </text:list-level-style-bullet>
      <text:list-level-style-bullet text:level="6" text:style-name="WW8Num14z2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4z1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1"/>
      </text:list-level-style-bullet>
      <text:list-level-style-bullet text:level="9" text:style-name="WW8Num14z2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8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19z1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19z2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19z1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19z2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19z1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19z2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0z2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0z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23z1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1"/>
      </text:list-level-style-bullet>
      <text:list-level-style-bullet text:level="3" text:style-name="WW8Num23z2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23z1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1"/>
      </text:list-level-style-bullet>
      <text:list-level-style-bullet text:level="6" text:style-name="WW8Num23z2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23z1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1"/>
      </text:list-level-style-bullet>
      <text:list-level-style-bullet text:level="9" text:style-name="WW8Num23z2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8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8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8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9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9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9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9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9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9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31z1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31z2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31z0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31z1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31z2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31z0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31z1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31z2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33z1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33z2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33z0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33z1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33z2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33z0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33z1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33z2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7z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7z2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7z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7z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8z1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38z2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8z1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38z2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8z1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38z2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9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9z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9z2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9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9z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9z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9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1cm" fo:margin-bottom="2.93cm" fo:margin-left="1.501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undação Edson Queiroz</dc:title>
    <meta:initial-creator>Coordenacao de Informatica</meta:initial-creator>
    <meta:creation-date>2005-08-27T18:35:00</meta:creation-date>
    <dc:date>2016-04-11T14:37:33.310503269</dc:date>
    <meta:print-date>2003-06-13T20:05:00</meta:print-date>
    <meta:editing-cycles>38</meta:editing-cycles>
    <meta:editing-duration>PT3H5M21S</meta:editing-duration>
    <meta:generator>LibreOffice/4.2.8.2$Linux_X86_64 LibreOffice_project/420m0$Build-2</meta:generator>
    <meta:document-statistic meta:table-count="0" meta:image-count="0" meta:object-count="0" meta:page-count="4" meta:paragraph-count="123" meta:word-count="1213" meta:character-count="7325" meta:non-whitespace-character-count="6294"/>
  </office:meta>
</office:document-meta>
</file>